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9006in"/>
    </style:style>
    <style:style style:name="TableColumn3" style:family="table-column">
      <style:table-column-properties style:column-width="2.1541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Číslovanýseznam" style:family="paragraph"/>
    <style:style style:name="T14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5" style:parent-style-name="Standardnípísmoodstavce" style:family="text">
      <style:text-properties fo:language="cs" fo:country="CZ"/>
    </style:style>
    <style:style style:name="T16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7" style:parent-style-name="Standardnípísmoodstavce" style:family="text">
      <style:text-properties fo:language="cs" fo:country="CZ"/>
    </style:style>
    <style:style style:name="T18" style:parent-style-name="Standardnípísmoodstavce" style:family="text">
      <style:text-properties fo:language="cs" fo:country="CZ"/>
    </style:style>
    <style:style style:name="T19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20" style:parent-style-name="Standardnípísmoodstavce" style:family="text">
      <style:text-properties fo:language="cs" fo:country="CZ"/>
    </style:style>
    <style:style style:name="T21" style:parent-style-name="Standardnípísmoodstavce" style:family="text">
      <style:text-properties fo:language="cs" fo:country="CZ"/>
    </style:style>
    <style:style style:name="T22" style:parent-style-name="Zdůraznění" style:family="text">
      <style:text-properties fo:language="cs" fo:country="CZ"/>
    </style:style>
    <style:style style:name="T23" style:parent-style-name="Zdůraznění" style:family="text">
      <style:text-properties fo:language="cs" fo:country="CZ"/>
    </style:style>
    <style:style style:name="T24" style:parent-style-name="Zdůraznění" style:family="text">
      <style:text-properties fo:language="cs" fo:country="CZ"/>
    </style:style>
    <style:style style:name="T25" style:parent-style-name="Zdůraznění" style:family="text">
      <style:text-properties fo:language="cs" fo:country="CZ"/>
    </style:style>
    <style:style style:name="T26" style:parent-style-name="Zdůraznění" style:family="text">
      <style:text-properties fo:language="cs" fo:country="CZ"/>
    </style:style>
    <style:style style:name="T27" style:parent-style-name="Zdůraznění" style:family="text">
      <style:text-properties fo:language="cs" fo:country="CZ"/>
    </style:style>
    <style:style style:name="T28" style:parent-style-name="Zdůraznění" style:family="text">
      <style:text-properties fo:language="cs" fo:country="CZ"/>
    </style:style>
    <style:style style:name="T29" style:parent-style-name="Zdůraznění" style:family="text">
      <style:text-properties fo:language="cs" fo:country="CZ"/>
    </style:style>
    <style:style style:name="T30" style:parent-style-name="Zdůraznění" style:family="text">
      <style:text-properties fo:language="cs" fo:country="CZ"/>
    </style:style>
    <style:style style:name="T31" style:parent-style-name="Zdůraznění" style:family="text">
      <style:text-properties fo:language="cs" fo:country="CZ"/>
    </style:style>
    <style:style style:name="T32" style:parent-style-name="Zdůraznění" style:family="text">
      <style:text-properties fo:language="cs" fo:country="CZ"/>
    </style:style>
    <style:style style:name="T33" style:parent-style-name="Zdůraznění" style:family="text">
      <style:text-properties fo:language="cs" fo:country="CZ"/>
    </style:style>
    <style:style style:name="T34" style:parent-style-name="Zdůraznění" style:family="text">
      <style:text-properties fo:language="cs" fo:country="CZ"/>
    </style:style>
    <style:style style:name="T35" style:parent-style-name="Zdůraznění" style:family="text">
      <style:text-properties fo:language="cs" fo:country="CZ"/>
    </style:style>
    <style:style style:name="T36" style:parent-style-name="Zdůraznění" style:family="text">
      <style:text-properties fo:language="cs" fo:country="CZ"/>
    </style:style>
    <style:style style:name="T37" style:parent-style-name="Zdůraznění" style:family="text">
      <style:text-properties fo:language="cs" fo:country="CZ"/>
    </style:style>
    <style:style style:name="T38" style:parent-style-name="Zdůraznění" style:family="text">
      <style:text-properties fo:language="cs" fo:country="CZ"/>
    </style:style>
    <style:style style:name="T39" style:parent-style-name="Zdůraznění" style:family="text">
      <style:text-properties fo:language="cs" fo:country="CZ"/>
    </style:style>
    <style:style style:name="T40" style:parent-style-name="Zdůraznění" style:family="text">
      <style:text-properties fo:language="cs" fo:country="CZ"/>
    </style:style>
    <style:style style:name="T41" style:parent-style-name="Zdůraznění" style:family="text">
      <style:text-properties fo:language="cs" fo:country="CZ"/>
    </style:style>
    <style:style style:name="T42" style:parent-style-name="Zdůraznění" style:family="text">
      <style:text-properties fo:language="cs" fo:country="CZ"/>
    </style:style>
    <style:style style:name="T43" style:parent-style-name="Zdůraznění" style:family="text">
      <style:text-properties fo:language="cs" fo:country="CZ"/>
    </style:style>
    <style:style style:name="T44" style:parent-style-name="Zdůraznění" style:family="text">
      <style:text-properties fo:language="cs" fo:country="CZ"/>
    </style:style>
    <style:style style:name="T45" style:parent-style-name="Zdůraznění" style:family="text">
      <style:text-properties fo:language="cs" fo:country="CZ"/>
    </style:style>
    <style:style style:name="T46" style:parent-style-name="Zdůraznění" style:family="text">
      <style:text-properties fo:language="cs" fo:country="CZ"/>
    </style:style>
    <style:style style:name="T47" style:parent-style-name="Zdůraznění" style:family="text">
      <style:text-properties fo:language="cs" fo:country="CZ"/>
    </style:style>
    <style:style style:name="T48" style:parent-style-name="Zdůraznění" style:family="text">
      <style:text-properties fo:language="cs" fo:country="CZ"/>
    </style:style>
    <style:style style:name="T49" style:parent-style-name="Zdůraznění" style:family="text">
      <style:text-properties fo:language="cs" fo:country="CZ"/>
    </style:style>
    <style:style style:name="T50" style:parent-style-name="Zdůraznění" style:family="text">
      <style:text-properties fo:language="cs" fo:country="CZ"/>
    </style:style>
    <style:style style:name="T51" style:parent-style-name="Zdůraznění" style:family="text">
      <style:text-properties fo:language="cs" fo:country="CZ"/>
    </style:style>
    <style:style style:name="T52" style:parent-style-name="Zdůraznění" style:family="text">
      <style:text-properties fo:language="cs" fo:country="CZ"/>
    </style:style>
    <style:style style:name="T53" style:parent-style-name="Zdůraznění" style:family="text">
      <style:text-properties fo:language="cs" fo:country="CZ"/>
    </style:style>
    <style:style style:name="T54" style:parent-style-name="Zdůraznění" style:family="text">
      <style:text-properties fo:language="cs" fo:country="CZ"/>
    </style:style>
    <style:style style:name="T55" style:parent-style-name="Standardnípísmoodstavce" style:family="text">
      <style:text-properties fo:language="cs" fo:country="CZ"/>
    </style:style>
    <style:style style:name="T56" style:parent-style-name="Standardnípísmoodstavce" style:family="text">
      <style:text-properties fo:language="cs" fo:country="CZ"/>
    </style:style>
    <style:style style:name="T57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58" style:parent-style-name="Standardnípísmoodstavce" style:family="text">
      <style:text-properties fo:language="cs" fo:country="CZ"/>
    </style:style>
    <style:style style:name="T59" style:parent-style-name="Standardnípísmoodstavce" style:family="text">
      <style:text-properties fo:language="cs" fo:country="CZ"/>
    </style:style>
    <style:style style:name="T60" style:parent-style-name="Standardnípísmoodstavce" style:family="text">
      <style:text-properties fo:language="cs" fo:country="CZ"/>
    </style:style>
    <style:style style:name="T61" style:parent-style-name="Zdůraznění" style:family="text">
      <style:text-properties fo:language="cs" fo:country="CZ"/>
    </style:style>
    <style:style style:name="T62" style:parent-style-name="Zdůraznění" style:family="text">
      <style:text-properties fo:language="cs" fo:country="CZ"/>
    </style:style>
    <style:style style:name="T63" style:parent-style-name="Zdůraznění" style:family="text">
      <style:text-properties fo:language="cs" fo:country="CZ"/>
    </style:style>
    <style:style style:name="T64" style:parent-style-name="Zdůraznění" style:family="text">
      <style:text-properties fo:language="cs" fo:country="CZ"/>
    </style:style>
    <style:style style:name="T65" style:parent-style-name="Zdůraznění" style:family="text">
      <style:text-properties fo:language="cs" fo:country="CZ"/>
    </style:style>
    <style:style style:name="T66" style:parent-style-name="Zdůraznění" style:family="text">
      <style:text-properties fo:language="cs" fo:country="CZ"/>
    </style:style>
    <style:style style:name="T67" style:parent-style-name="Zdůraznění" style:family="text">
      <style:text-properties fo:language="cs" fo:country="CZ"/>
    </style:style>
    <style:style style:name="T68" style:parent-style-name="Zdůraznění" style:family="text">
      <style:text-properties fo:language="cs" fo:country="CZ"/>
    </style:style>
    <style:style style:name="T69" style:parent-style-name="Zdůraznění" style:family="text">
      <style:text-properties fo:language="cs" fo:country="CZ"/>
    </style:style>
    <style:style style:name="T70" style:parent-style-name="Zdůraznění" style:family="text">
      <style:text-properties fo:language="cs" fo:country="CZ"/>
    </style:style>
    <style:style style:name="T71" style:parent-style-name="Zdůraznění" style:family="text">
      <style:text-properties fo:language="cs" fo:country="CZ"/>
    </style:style>
    <style:style style:name="T72" style:parent-style-name="Zdůraznění" style:family="text">
      <style:text-properties fo:language="cs" fo:country="CZ"/>
    </style:style>
    <style:style style:name="T73" style:parent-style-name="Zdůraznění" style:family="text">
      <style:text-properties fo:language="cs" fo:country="CZ"/>
    </style:style>
    <style:style style:name="T74" style:parent-style-name="Zdůraznění" style:family="text">
      <style:text-properties fo:language="cs" fo:country="CZ"/>
    </style:style>
    <style:style style:name="T75" style:parent-style-name="Zdůraznění" style:family="text">
      <style:text-properties fo:language="cs" fo:country="CZ"/>
    </style:style>
    <style:style style:name="T76" style:parent-style-name="Zdůraznění" style:family="text">
      <style:text-properties fo:language="cs" fo:country="CZ"/>
    </style:style>
    <style:style style:name="T77" style:parent-style-name="Zdůraznění" style:family="text">
      <style:text-properties fo:language="cs" fo:country="CZ"/>
    </style:style>
    <style:style style:name="T78" style:parent-style-name="Zdůraznění" style:family="text">
      <style:text-properties fo:language="cs" fo:country="CZ"/>
    </style:style>
    <style:style style:name="T79" style:parent-style-name="Zdůraznění" style:family="text">
      <style:text-properties fo:language="cs" fo:country="CZ"/>
    </style:style>
    <style:style style:name="T80" style:parent-style-name="Zdůraznění" style:family="text">
      <style:text-properties fo:language="cs" fo:country="CZ"/>
    </style:style>
    <style:style style:name="T81" style:parent-style-name="Zdůraznění" style:family="text">
      <style:text-properties fo:language="cs" fo:country="CZ"/>
    </style:style>
    <style:style style:name="T82" style:parent-style-name="Zdůraznění" style:family="text">
      <style:text-properties fo:language="cs" fo:country="CZ"/>
    </style:style>
    <style:style style:name="T83" style:parent-style-name="Standardnípísmoodstavce" style:family="text">
      <style:text-properties fo:language="cs" fo:country="CZ"/>
    </style:style>
    <style:style style:name="T84" style:parent-style-name="Standardnípísmoodstavce" style:family="text">
      <style:text-properties fo:language="cs" fo:country="CZ"/>
    </style:style>
    <style:style style:name="T85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86" style:parent-style-name="Standardnípísmoodstavce" style:family="text">
      <style:text-properties fo:language="cs" fo:country="CZ"/>
    </style:style>
    <style:style style:name="T87" style:parent-style-name="Standardnípísmoodstavce" style:family="text">
      <style:text-properties fo:language="cs" fo:country="CZ"/>
    </style:style>
    <style:style style:name="T88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89" style:parent-style-name="Standardnípísmoodstavce" style:family="text">
      <style:text-properties fo:language="cs" fo:country="CZ"/>
    </style:style>
    <style:style style:name="T90" style:parent-style-name="Standardnípísmoodstavce" style:family="text">
      <style:text-properties fo:language="cs" fo:country="CZ"/>
    </style:style>
    <style:style style:name="T91" style:parent-style-name="Standardnípísmoodstavce" style:family="text">
      <style:text-properties fo:language="cs" fo:country="CZ"/>
    </style:style>
    <style:style style:name="T92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93" style:parent-style-name="Standardnípísmoodstavce" style:family="text">
      <style:text-properties fo:language="cs" fo:country="CZ"/>
    </style:style>
    <style:style style:name="T94" style:parent-style-name="Standardnípísmoodstavce" style:family="text">
      <style:text-properties fo:language="cs" fo:country="CZ"/>
    </style:style>
    <style:style style:name="T95" style:parent-style-name="Zdůraznění" style:family="text">
      <style:text-properties fo:language="cs" fo:country="CZ"/>
    </style:style>
    <style:style style:name="P96" style:parent-style-name="Textpozn.podčarou" style:family="paragraph">
      <style:paragraph-properties fo:text-indent="-0.5in"/>
    </style:style>
    <style:style style:name="T97" style:parent-style-name="Zdůraznění" style:family="text">
      <style:text-properties fo:language="cs" fo:country="CZ"/>
    </style:style>
    <style:style style:name="T98" style:parent-style-name="Zdůraznění" style:family="text">
      <style:text-properties fo:language="cs" fo:country="CZ"/>
    </style:style>
    <style:style style:name="T99" style:parent-style-name="Zdůraznění" style:family="text">
      <style:text-properties fo:language="cs" fo:country="CZ"/>
    </style:style>
    <style:style style:name="T100" style:parent-style-name="Standardnípísmoodstavce" style:family="text">
      <style:text-properties fo:language="cs" fo:country="CZ"/>
    </style:style>
    <style:style style:name="T101" style:parent-style-name="Standardnípísmoodstavce" style:family="text">
      <style:text-properties fo:language="cs" fo:country="CZ"/>
    </style:style>
    <style:style style:name="T102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03" style:parent-style-name="Standardnípísmoodstavce" style:family="text">
      <style:text-properties fo:language="cs" fo:country="CZ"/>
    </style:style>
    <style:style style:name="T104" style:parent-style-name="Standardnípísmoodstavce" style:family="text">
      <style:text-properties fo:language="cs" fo:country="CZ"/>
    </style:style>
    <style:style style:name="T105" style:parent-style-name="Standardnípísmoodstavce" style:family="text">
      <style:text-properties fo:language="cs" fo:country="CZ"/>
    </style:style>
    <style:style style:name="P106" style:parent-style-name="Číslovanýsezna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Datum</text:p>
          </table:table-cell>
          <table:table-cell table:style-name="TableCell11">
            <text:p text:style-name="Normální">7609/2016/VOP/MV</text:p>
            <text:p text:style-name="Normální">19. prosince<text:s/>2016</text:p>
          </table:table-cell>
          <table:table-cell table:style-name="TableCell12">
            <text:p text:style-name="Normální">Vážený pan</text:p>
            <text:p text:style-name="Normální">J. D.</text:p>
            <text:p text:style-name="Normální"/>
            <text:p text:style-name="Normální"/>
          </table:table-cell>
        </table:table-row>
      </table:table>
      <text:p text:style-name="Základnítext"/>
      <text:p text:style-name="Základnítext">Vážený pane<text:s/>D.,</text:p>
      <text:p text:style-name="Základnítext">odpovídám<text:s/>na Vaši stížnost<text:s/>ze dne 21. 11. 2016,<text:s/>v níž upozorňujete<text:s/>na nedostatky<text:s/>u Úřadu městské části Praha 4<text:s/>(dále také „ÚMČ Praha 4“). Vaši stížnost si dovolím rozčlenit<text:s/>na několik<text:s/>základních<text:s/>bodů.</text:p>
      <text:list text:style-name="LFO18" text:continue-numbering="true">
        <text:list-item>
          <text:p text:style-name="Číslovanýseznam">Na ÚMČ Praha 4 je zbytečně zaměstnána řada úředníků.</text:p>
        </text:list-item>
        <text:list-item>
          <text:p text:style-name="Číslovanýseznam">Úředníci ÚMČ Praha 4 otevírají<text:s/>a čtou soukromé dopisy.</text:p>
        </text:list-item>
        <text:list-item>
          <text:p text:style-name="Číslovanýseznam">Na ÚMČ Praha 4 zapisují<text:s/>bez souhlasu<text:s/>odesílatelů jejich<text:s/>osobní<text:s/>údaje.</text:p>
        </text:list-item>
        <text:list-item>
          <text:p text:style-name="Styl1">Se starostou<text:s/>Mgr.<text:s/>Petrem<text:s/>Štěpánkem, CSc.,<text:s/>jste chtěl osobně jednat<text:s/>dne 18. 11. 2016, což jste mu dopředu oznámil. Aniž Vás informoval, že tento den nebude přítomen,<text:s/>dne 18. 11. 2016 jste jej<text:s/>v práci<text:s/>nezastihl.</text:p>
        </text:list-item>
      </text:list>
      <text:p text:style-name="P13">K bodům 1) a 4) předesílám, že jde o záležitosti, které spadají do samostatné působnosti městské části. Má působnost se na orgány územních samosprávných celků vztahuje pouze při výkonu státní správy<text:span text:style-name="Značkapozn.podčarou"><text:note text:note-class="footnote" text:id="_ftn0"><text:note-citation>1</text:note-citation><text:note-body><text:p text:style-name="Textpozn.podčarou"><text:s/><text:span text:style-name="T14"><text:tab/></text:span><text:span text:style-name="T15">ustanovení § 1 odst. 2 zákona č. 349/1999 Sb., o veřejném ochránci práv, ve znění pozdějších předpisů<text:s/></text:span></text:p></text:note-body></text:note></text:span>. Ve věcech samostatné působnosti nemohu<text:s/>prošetřovat<text:s/>jednání starosty, členů rady městské části a zastupitelů městské části ani úředníků ÚMČ Praha 4.<text:s/></text:p>
      <text:p text:style-name="Základnítext">Ad<text:s/>1)<text:s/>Ve své stížnosti uvádíte konkrétní případy, kdy jsou podle Vašeho názoru<text:s/>na ÚMČ Praha 4 zbytečně zaměstnáváni úředníci.</text:p>
      <text:p text:style-name="Základnítext">Stanovení celkového počtu zaměstnanců městské části zařazených<text:s/>do úřadu městské části, zřizování<text:s/>a rušení odborů úřadu městské části<text:s/>a schvalování organizačního řádu úřadu městské části náleží podle<text:s/>§ 94 odst. 2 písm.<text:s/>b)<text:s/>a d) zákona<text:s/>o hlavním městě Praze<text:span text:style-name="Značkapozn.podčarou"><text:note text:note-class="footnote" text:id="_ftn1"><text:note-citation>2</text:note-citation><text:note-body><text:p text:style-name="Textpozn.podčarou"><text:s/><text:span text:style-name="T16"><text:tab/></text:span><text:span text:style-name="T17">zákon č. 131/2000 Sb., o hlavním městě Praze, ve </text:span><text:span text:style-name="T18">znění pozdějších předpisů</text:span></text:p></text:note-body></text:note></text:span><text:s/>do kompetence rady městské části.<text:s/>Rozpočet<text:s/>a závěrečný účet městské části schvaluje podle<text:s/>§ 89 odst. 1 písm. h) zákona<text:s/>o hlavním městě Praze zastupitelstvo městské části.<text:s/>Rada městské části podle<text:s/>§ 94 odst. 2 písm. f) zákona<text:s/>o hlavním městě Praze projednává<text:s/>a řeší návrhy, připomínky<text:s/>a podněty předložené jí členy zastupitelstva městské části a<text:s/>komisemi rady městské části.<text:s/>Na postavení<text:s/>a jednání výborů zastupitelstva městské části se podle<text:s/>§ 100 odst. 1 zákona<text:s/>o hlavním městě Praze obdobně použijí ustanovení vztahující se<text:s/>na postavení<text:s/>a jednání<text:s/>výborů zastupitelstva hlavního města Prahy.<text:s/>Podle<text:s/>§ 78 odst. 4 písm. a) zákona<text:s/>o hlavním městě Praze finanční výbor Zastupitelstva hlavního města Prahy provádí kontrolu hospodaření<text:s/>s majetkem<text:s/>a finančními prostředky hlavního města Prahy.</text:p>
      <text:p text:style-name="Základnítext">Máte-li připomínky<text:s/>k hospodaření<text:s/>s finančními prostředky městské části, domníváte-li se, že chod úřadu je špatně zorganizován<text:s/>a nenašel jste<text:s/>se svými náměty<text:s/>a podněty pochopení<text:s/><text:soft-page-break/>u tajemníka ÚMČ Praha 4<text:s/>Ing.<text:s/>Michala Kárníka<text:s/>ani<text:s/>u starosty městské části<text:s/>Mgr.<text:s/>Petra Štěpánka, CSc.,<text:s/>obraťte se<text:s/>na finanční výbor, případně<text:s/>i na kontrolní výbor zastupitelstva městské části Praha 4, nebo<text:s/>na jednotlivé členy zastupitelstva městské části.<text:s/>Postup, který Vám doporučuji, vyplývá<text:s/>z výše uvedených ustanovení zákona<text:s/>o hlavním městě Praze.</text:p>
      <text:p text:style-name="Základnítext">Ad 2) Domníváte se, že úředníci ÚMČ Praha 4<text:s/>z příkazu tajemníka<text:s/>Ing.<text:s/>Michala Kárníka otevírají<text:s/>a čtou<text:s/>i zcela soukromé dopisy. Jste přesvědčen, že tím hrubě porušují listovní tajemství<text:s/>a zákon<text:s/>na ochranu osobních údajů. Posléze jste byl informován, že na obálce musí být<text:s/>na prvním místě jméno<text:s/>a až pak úřad, jinak se soukromé dopisy otevírají. Máte<text:s/>za to, že je to zločin<text:s/>a proti zdravému lidskému rozumu.</text:p>
      <text:p text:style-name="Základnítext">Je letitou, zažitou zvyklostí, že zásilky,<text:s/>na jejichž obálce je<text:s/>na prvním místě uvedeno jméno<text:s/>a příjmení se považují<text:s/>a priori<text:s/>za soukromou korespondenci,<text:s/>na podatelně úřadu se neotevírají<text:s/>a předají se adresátovi.<text:s/>V minulosti bývala tato zvyklost upravena pouze<text:s/>ve spisových řádech jednotlivých úřadů.<text:s/>Tato<text:s/>praxe<text:s/>se<text:s/>osvědčila. Nyní je upravena<text:s/>ve vyhlášce Ministerstva vnitra<text:s/>o podrobnostech výkonu spisové služby<text:span text:style-name="Značkapozn.podčarou"><text:note text:note-class="footnote" text:id="_ftn2"><text:note-citation>3</text:note-citation><text:note-body><text:p text:style-name="Textpozn.podčarou"><text:s/><text:span text:style-name="T19"><text:tab/></text:span><text:span text:style-name="T20">Ustanovení § 5 odst. 1 vyhlášky č. 259/2012 Sb., o podrobnostech výkonu spisové služby, ve znění vyhlášky č. 283/2014 Sb.:<text:s/></text:span></text:p><text:p text:style-name="Textpozn.podčarou"><text:span text:style-name="T21">„</text:span><text:span text:style-name="T22">Pokud je</text:span><text:span text:style-name="T23"><text:s/>v </text:span><text:span text:style-name="T24">adrese</text:span><text:span text:style-name="T25"><text:s/>na </text:span><text:span text:style-name="T26">obálce doručené veřejnoprávnímu původci uvedeno</text:span><text:span text:style-name="T27"><text:s/>nad </text:span><text:span text:style-name="T28">názvem veřejnoprávního původce jméno, popřípadě jména,</text:span><text:span text:style-name="T29"><text:s/>a </text:span><text:span text:style-name="T30">příjmení fyzické osoby, předá veřejnoprávní původce obálku adresátovi, popřípadě jím určené fyzické osobě, neotevřenou. Zjistí-li adresát</text:span><text:span text:style-name="T31"><text:s/>po </text:span><text:span text:style-name="T32">otevření obálky, která mu byla předána</text:span><text:span text:style-name="T33">, že </text:span><text:span text:style-name="T34">obsahuje dokument úředního charakteru, zabezpečí bezodkladně jeho dodatečné označení</text:span><text:span text:style-name="T35"><text:s/>a </text:span><text:span text:style-name="T36">zaevidování. Pokud je</text:span><text:span text:style-name="T37"><text:s/>v </text:span><text:span text:style-name="T38">adrese</text:span><text:span text:style-name="T39"><text:s/>na </text:span><text:span text:style-name="T40">obálce doručené veřejnoprávnímu původci uvedeno jméno, popřípadě jména,</text:span><text:span text:style-name="T41"><text:s/>a </text:span><text:span text:style-name="T42">příjmení fyzické osoby</text:span><text:span text:style-name="T43"><text:s/>pod </text:span><text:span text:style-name="T44">názvem veřejnoprávního původce nebo vedle něj, veřejnoprávní původce postupuje, jako by údaje</text:span><text:span text:style-name="T45"><text:s/>o </text:span><text:span text:style-name="T46">fyzické osobě nebyly</text:span><text:span text:style-name="T47"><text:s/>na </text:span><text:span text:style-name="T48">obálce uvedeny. Pokud byl dokument</text:span><text:span text:style-name="T49"><text:s/>v </text:span><text:span text:style-name="T50">digitální podobě úředního charakteru zaslán</text:span><text:span text:style-name="T51"><text:s/>na </text:span><text:span text:style-name="T52">adresu elektronické pošty zřízenou veřejnoprávním původcem, která nebyla veřejnoprávním původcem zveřejněna podle</text:span><text:span text:style-name="T53"><text:s/>§ </text:span><text:span text:style-name="T54">2 odst. 3 písm. c) jako elektronická adresa podatelny, postupuje adresát obdobně podle věty druhé</text:span><text:span text:style-name="T55">.</text:span><text:span text:style-name="T56">“</text:span></text:p></text:note-body></text:note></text:span>.<text:s/>Obrací-li se občan<text:s/>o pomoc<text:s/>na úřad, protože je<text:s/>v nepříznivé sociální situaci,<text:s/>protože se<text:s/>chce ženit či vdávat, anebo protože byl např. slovně<text:s/>a fyzicky napaden sousedem, jedná se nepochybně<text:s/>o občanovy soukromé záležitosti. Nechce-li, anebo nemůže-li<text:s/>občan řešit<text:s/>tyto záležitosti<text:s/>sám, obrací se<text:s/>o pomoc<text:s/>na úřad<text:s/>a věc nabývá<text:s/>úředního charakteru.<text:s/>Jestliže<text:s/>ale<text:s/>úředník obdrží<text:s/>na úřadu<text:s/>písemnost, která se týká jeho<text:s/>(úředníkovy)<text:s/>soukromé záležitosti,<text:s/>pak<text:s/>jde<text:s/>o písemnost soukromého charakteru.</text:p>
      <text:p text:style-name="Základnítext">Praxe<text:s/>na ÚMČ Praha 4 je<text:s/>v této věci patrně<text:s/>v souladu<text:s/>s právními předpisy.</text:p>
      <text:p text:style-name="Základnítext">Ad 3)<text:s/>Domníváte se, že na podatelně ÚMČ Praha 4 porušují zákon, když evidují údaje<text:s/>o odesílatelích doručených zásilek. Podle Vašeho názoru by si úřad měl podle<text:s/>§ 9 zákona<text:s/>o ochraně osobních údajů<text:span text:style-name="Značkapozn.podčarou"><text:note text:note-class="footnote" text:id="_ftn3"><text:note-citation>4</text:note-citation><text:note-body><text:p text:style-name="Textpozn.podčarou"><text:s/><text:span text:style-name="T57"><text:tab/></text:span><text:span text:style-name="T58">Ustanovení § 9 písm. a) zákona č. 101/2000 Sb., o ochraně osobních údajů a o </text:span><text:span text:style-name="T59">změně některých zákonů</text:span><text:span text:style-name="T60">, ve znění pozdějších předpisů:<text:s/></text:span></text:p><text:p text:style-name="Textpozn.podčarou"><text:span text:style-name="Zdůraznění">„</text:span><text:span text:style-name="T61">Citlivé údaje je možné zpracovávat, jen jestliže</text:span></text:p><text:p text:style-name="Textpozn.podčarou"><text:span text:style-name="T62">a) subjekt údajů dal</text:span><text:span text:style-name="T63"><text:s/>ke </text:span><text:span text:style-name="T64">zpracování výslovný souhlas. Subjekt údajů musí být</text:span><text:span text:style-name="T65"><text:s/>při </text:span><text:span text:style-name="T66">udělení souhlasu informován</text:span><text:span text:style-name="T67"><text:s/>o </text:span><text:span text:style-name="T68">tom,</text:span><text:span text:style-name="T69"><text:s/>pro </text:span><text:span text:style-name="T70">jaký účel zpracování</text:span><text:span text:style-name="T71"><text:s/>a k </text:span><text:span text:style-name="T72">jakým osobním údajům je souhlas dáván, jakému správci</text:span><text:span text:style-name="T73"><text:s/>a na </text:span><text:span text:style-name="T74">jaké období. Existenci souhlasu subjektu údajů se zpracováním osobních údajů musí být správce schopen prokázat</text:span><text:span text:style-name="T75"><text:s/>po </text:span><text:span text:style-name="T76">celou dobu zpracování. Správce je povinen předem subjekt údajů poučit</text:span><text:span text:style-name="T77"><text:s/>o </text:span><text:span text:style-name="T78">jeho právech podle</text:span><text:span text:style-name="T79"><text:s/>§ </text:span><text:span text:style-name="T80">12</text:span><text:span text:style-name="T81"><text:s/>a </text:span><text:span text:style-name="T82">21</text:span><text:span text:style-name="T83">.</text:span><text:span text:style-name="T84">“</text:span></text:p></text:note-body></text:note></text:span><text:s/>vyžádat souhlas občana se zpracováním jeho osobních údajů.</text:p>
      <text:soft-page-break/>
      <text:p text:style-name="Základnítext">Ustanovení zákona<text:s/>o ochraně osobních údajů, které zmiňujete, se týká citlivých osobních údajů. Citlivým osobním údajem<text:s/>se<text:s/>pro účely<text:s/>zákona<text:s/>o ochraně osobních<text:s/>údajů<text:s/>rozumí<text:s/>osobní údaj vypovídající<text:s/>o národnostním, rasovém nebo etnickém původu, politických postojích, členství<text:s/>v odborových organizacích, náboženství<text:s/>a filozofickém přesvědčení, odsouzení<text:s/>za trestný čin, zdravotním stavu<text:s/>a sexuálním životě subjektu údajů<text:s/>a genetický údaj subjektu údajů; citlivým údajem je také biometrický údaj, který umožňuje přímou identifikaci nebo autentizaci subjektu údajů<text:span text:style-name="Značkapozn.podčarou"><text:note text:note-class="footnote" text:id="_ftn4"><text:note-citation>5</text:note-citation><text:note-body><text:p text:style-name="Textpozn.podčarou"><text:s/><text:span text:style-name="T85"><text:tab/></text:span><text:span text:style-name="T86">u</text:span><text:span text:style-name="T87">stanovení § 4 písm. b) zákona o ochraně osobních údajů<text:s/></text:span></text:p></text:note-body></text:note></text:span>.<text:s/>Údaje<text:s/>o odesílatelích<text:s/>a adresátech dokumentů<text:s/>vede podatelna<text:s/>úřadu<text:s/>ve jmenném rejstříku. Jedná-li se<text:s/>o fyzickou<text:s/>osobu, vede údaje<text:s/>v rozsahu jméno,<text:s/>příjmení<text:s/>a adresa<text:s/>pro doručování.<text:span text:style-name="Značkapozn.podčarou"><text:note text:note-class="footnote" text:id="_ftn5"><text:note-citation>6</text:note-citation><text:note-body><text:p text:style-name="Textpozn.podčarou"><text:s/><text:span text:style-name="T88"><text:tab/></text:span><text:span text:style-name="T89">u</text:span><text:span text:style-name="T90">stanovení § 64 odst. 5 zákona č. 499/2004 Sb., o archivnictví a spisové službě o změně některých zákonů, ve </text:span><text:span text:style-name="T91">znění pozdějších předpisů</text:span></text:p></text:note-body></text:note></text:span><text:s/>Tyto údaje<text:s/>nejsou citlivými osobními údaji<text:s/>ve smyslu zákona<text:s/>o ochraně osobních údajů.<text:s/>Ke zpracování těchto údajů není třeba výslovného souhlasu odesílatele.<text:s/>Úřad může zpracovávat<text:s/>jméno, příjmení<text:s/>a adresu<text:s/>odesílatelů<text:s/>a adresátů<text:s/>ve jmenném rejstříku bez jejich souhlasu, protože zpracování těchto údajů ukládá zákon<text:s/>o archivnictví<text:s/>a spisové službě<text:s/>a vyhláška<text:s/>o podrobnostech výkonu spisové služby.<text:span text:style-name="Značkapozn.podčarou"><text:note text:note-class="footnote" text:id="_ftn6"><text:note-citation>7</text:note-citation><text:note-body><text:p text:style-name="Textpozn.podčarou"><text:s/><text:span text:style-name="T92"><text:tab/></text:span><text:span text:style-name="T93">Ustanovení § 5 odst. 2 písm. a) zákona o ochraně osobních údajů:<text:s/></text:span></text:p><text:p text:style-name="Textpozn.podčarou"><text:span text:style-name="T94">„</text:span><text:span text:style-name="T95">Správce může zpracovávat osobní údaje pouze se souhlasem subjektu údajů. Bez tohoto souhlasu je může zpracovávat,</text:span><text:span text:style-name="Zdůraznění"><text:s/></text:span></text:p><text:list text:style-name="LFO31" text:continue-numbering="true"><text:list-item><text:p text:style-name="P96"><text:span text:style-name="T97">jestliže provádí zpracování nezbytné</text:span><text:span text:style-name="T98"><text:s/>pro </text:span><text:span text:style-name="T99">dodržení právní povinnosti správce</text:span><text:span text:style-name="T100">,</text:span><text:span text:style-name="T101"><text:s/>…“</text:span></text:p></text:list-item></text:list></text:note-body></text:note></text:span></text:p>
      <text:p text:style-name="Základnítext">Máte-li<text:s/>za to, že ÚMČ Praha 4 porušuje povinnosti stanovené zákonem<text:s/>o ochraně osobních údajů, můžete se obrátit<text:s/>na Úřad<text:s/>pro ochranu osobních údajů (dále také „ÚOOÚ“). ÚOOÚ přijímá podněty<text:s/>a stížnosti<text:s/>na porušení povinností stanovených zákonem<text:s/>při zpracování osobních údajů<text:s/>a informuje<text:s/>o jejich vyřízení.<text:s/>Informační leták ÚOOÚ přikládám.<text:s/>Činnost ÚOOÚ<text:s/>mohu<text:s/>prošetřovat.</text:p>
      <text:p text:style-name="Základnítext">Ad 4)<text:s/>Uvádíte, že jste starostu<text:s/>Mgr.<text:s/>Petra Štěpánka, CSc.,<text:s/>s předstihem informoval, že se<text:s/>k němu dostavíte<text:s/>v pátek<text:s/>dne<text:s/>18. 11. 2016<text:s/>ve věci dříve<text:s/>zaslané žádosti<text:s/>o poskytnutí informace.<text:s/>Tento pracovní den jste se<text:s/>na ÚMČ Praha 4 dostavil<text:s/>a zjistil jste, že starosta<text:s/>v práci<text:s/>není. Stěžujete si<text:s/>na nezodpovědné jednání starosty, který Vás neinformoval, že dne 18. 11. 2016 nepřijde<text:s/>do práce. Žádáte, abych určila úředníka, který Vaši stížnost řádně prošetří.</text:p>
      <text:p text:style-name="Základnítext">Je-li to tak, jak<text:s/>ve své stížnosti píšete,<text:s/>jednání starosty<text:s/>nebylo<text:s/>správné.<text:s/>O své nepřítomnosti<text:s/>na ÚMČ Praha 4 Vás měl včas informovat.<text:s/>Jednání starosty<text:s/>ve věcech, které spadají<text:s/>do samostatné působnosti městské části, mi<text:s/>však<text:s/>nepřísluší prošetřovat.<text:s/>I když starosta je podle zákona<text:s/>v čele úřadu městské části<text:span text:style-name="Značkapozn.podčarou"><text:note text:note-class="footnote" text:id="_ftn7"><text:note-citation>8</text:note-citation><text:note-body><text:p text:style-name="Textpozn.podčarou"><text:s/><text:span text:style-name="T102"><text:tab/></text:span><text:span text:style-name="T103">u</text:span><text:span text:style-name="T104">stanovení § 104 odst. 1, poslední věta, zákona o </text:span><text:span text:style-name="T105">hlavním městě Praze</text:span></text:p></text:note-body></text:note></text:span>, jeho postavení je jiné<text:s/>než zaměstnanců městské části zařazených<text:s/>do úřadu. Starosta je voleným veřejným činitelem, volí<text:s/>a odvolává<text:s/>jej<text:s/>z funkce zastupitelstvo městské části.<text:s/>Zmiňujete, že část zastupitelů městské části Praha 4 není<text:s/>s činností starosty<text:s/>spokojena.<text:s/>Uděláte nejlépe, když<text:s/>o jednání starosty budete informovat zastupitele.</text:p>
      <text:soft-page-break/>
      <text:p text:style-name="P106">Vážený pane<text:s/>D., jak jsem naznačila,<text:s/>záležitosti pod bodem 1) a 4) spadají do samostatné působnosti městské části, proto se jimi nemohu zabývat. Řešení problémů samosprávy záleží především na občanech a na orgánech městské části. O vztahu instituce veřejného ochránce práv k orgánům územních samosprávných celků informuje podrobněji leták<text:s/><text:span text:style-name="Zdůraznění">Veřejný ochránce práv a obce</text:span>, který přikládám.</text:p>
      <text:p text:style-name="Základnítext">Přikládám rovněž<text:s/>obecnější<text:s/>informaci o možnostech působení veřejného ochránce práv a náležitostech podnětu, viz leták<text:s/><text:span text:style-name="Zdůraznění">Jak se obracet</text:span><text:span text:style-name="Zdůraznění"><text:s/>na </text:span><text:span text:style-name="Zdůraznění">veřejného ochránce práv</text:span><text:span text:style-name="Zdůraznění">.</text:span><text:s/></text:p>
      <text:p text:style-name="Základnítext">S pozdravem</text:p>
      <text:p text:style-name="Základnítext"/>
      <text:p text:style-name="Základnítext"/>
      <text:p text:style-name="Základnítext"/>
      <text:p text:style-name="Základnítext"/>
      <text:p text:style-name="podpis">Mgr. Anna<text:s/>Šabatová,<text:s/>Ph.D.</text:p>
      <text:p text:style-name="podpis">veřejná ochránkyně práv</text:p>
      <text:p text:style-name="podpis"/>
      <text:p text:style-name="Příloha"/>
      <text:p text:style-name="Příloha"/>
      <text:p text:style-name="Příloha"/>
      <text:p text:style-name="Příloha">Přílohy</text:p>
      <text:p text:style-name="Normální">Leták ÚOOÚ</text:p>
      <text:p text:style-name="Normální">Veřejný ochránce práv<text:s/>a obce</text:p>
      <text:p text:style-name="Normální">Jak se obracet<text:s/>na veřejného ochránce práv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Calibri" fo:font-size="11pt" style:font-size-asian="11pt" style:font-size-complex="11pt"/>
    </style:style>
    <style:style style:name="Styl1" style:display-name="Styl1" style:family="paragraph" style:parent-style-name="Číslovanýseznam" style:list-style-name="LFO18">
      <style:paragraph-properties fo:margin-bottom="0.1388in"/>
      <style:text-properties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7284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2" text:anchor-type="paragraph" svg:x="-0.72431in" svg:y="-0.7875in" svg:width="2.8937in" svg:height="0.5708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Veřejný ochránce práv, Údolní 39, 602 00 Brno, tel.: (+420) 542 542 888, fax: (+420) 542 542 11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Valášek Miloš JUDr.</meta:initial-creator>
    <dc:creator>Bádrová Pavlína Mgr.</dc:creator>
    <meta:creation-date>2018-03-16T10:17:00Z</meta:creation-date>
    <dc:date>2018-03-16T10:17:00Z</dc:date>
    <meta:print-date>2016-06-27T07:08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4" meta:paragraph-count="15" meta:word-count="1112" meta:character-count="7662" meta:row-count="54" meta:non-whitespace-character-count="6565"/>
  </office:meta>
</office:document-meta>
</file>